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cd6fe" officeooo:paragraph-rsid="001cd6fe"/>
    </style:style>
    <style:style style:name="P2" style:family="paragraph" style:parent-style-name="Standard">
      <style:paragraph-properties fo:text-align="start" style:justify-single-word="false"/>
      <style:text-properties officeooo:rsid="001cd6fe" officeooo:paragraph-rsid="001cd6fe"/>
    </style:style>
    <style:style style:name="P3" style:family="paragraph" style:parent-style-name="Standard">
      <style:paragraph-properties fo:text-align="start" style:justify-single-word="false"/>
      <style:text-properties officeooo:rsid="001cd6fe" officeooo:paragraph-rsid="0020edac"/>
    </style:style>
    <style:style style:name="P4" style:family="paragraph" style:parent-style-name="Standard" style:master-page-name="">
      <loext:graphic-properties draw:fill="none"/>
      <style:paragraph-properties fo:margin-left="0.5618in" fo:margin-right="0in" fo:text-align="start" style:justify-single-word="false" fo:text-indent="0in" style:auto-text-indent="false" style:page-number="auto" fo:background-color="transparent"/>
      <style:text-properties fo:color="#0066b3" officeooo:rsid="001cd6fe" officeooo:paragraph-rsid="0020edac"/>
    </style:style>
    <style:style style:name="P5" style:family="paragraph" style:parent-style-name="Standard">
      <loext:graphic-properties draw:fill="none"/>
      <style:paragraph-properties fo:margin-left="0.5618in" fo:margin-right="0in" fo:text-align="start" style:justify-single-word="false" fo:text-indent="0in" style:auto-text-indent="false" fo:background-color="transparent"/>
      <style:text-properties fo:color="#0066b3" officeooo:rsid="001cd6fe" officeooo:paragraph-rsid="001cd6fe"/>
    </style:style>
    <style:style style:name="P6" style:family="paragraph" style:parent-style-name="Standard">
      <loext:graphic-properties draw:fill="none"/>
      <style:paragraph-properties fo:margin-left="0.5618in" fo:margin-right="0in" fo:text-align="start" style:justify-single-word="false" fo:text-indent="0in" style:auto-text-indent="false" fo:background-color="transparent"/>
      <style:text-properties fo:color="#0066b3" officeooo:rsid="001cd6fe" officeooo:paragraph-rsid="0020edac"/>
    </style:style>
    <style:style style:name="P7" style:family="paragraph" style:parent-style-name="Standard" style:master-page-name="">
      <loext:graphic-properties draw:fill="none"/>
      <style:paragraph-properties fo:margin-left="0.5618in" fo:margin-right="0in" fo:text-align="start" style:justify-single-word="false" fo:text-indent="0in" style:auto-text-indent="false" style:page-number="auto" fo:background-color="transparent"/>
      <style:text-properties fo:color="#0066b3" officeooo:rsid="001cd6fe" officeooo:paragraph-rsid="001cd6fe"/>
    </style:style>
    <style:style style:name="P8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text-indent="0in" style:auto-text-indent="false" style:page-number="auto" fo:background-color="transparent"/>
      <style:text-properties officeooo:rsid="001e6ce9" officeooo:paragraph-rsid="001e6ce9"/>
    </style:style>
    <style:style style:name="P9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officeooo:rsid="001e6ce9" officeooo:paragraph-rsid="001e6ce9"/>
    </style:style>
    <style:style style:name="P10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officeooo:rsid="00202e43" officeooo:paragraph-rsid="00202e43"/>
    </style:style>
    <style:style style:name="P11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officeooo:rsid="00202e43" officeooo:paragraph-rsid="0020edac"/>
    </style:style>
    <style:style style:name="P12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officeooo:rsid="00213eba" officeooo:paragraph-rsid="00213eba"/>
    </style:style>
    <style:style style:name="P13" style:family="paragraph" style:parent-style-name="Standard">
      <loext:graphic-properties draw:fill="none"/>
      <style:paragraph-properties fo:margin-left="0.1866in" fo:margin-right="0in" fo:text-align="start" style:justify-single-word="false" fo:text-indent="0in" style:auto-text-indent="false" fo:background-color="transparent"/>
      <style:text-properties fo:color="#0066b3" officeooo:rsid="00213eba" officeooo:paragraph-rsid="00213eba"/>
    </style:style>
    <style:style style:name="P14" style:family="paragraph" style:parent-style-name="Standard" style:master-page-name="">
      <loext:graphic-properties draw:fill="none"/>
      <style:paragraph-properties fo:margin-left="0.1866in" fo:margin-right="0in" fo:text-align="start" style:justify-single-word="false" fo:text-indent="0in" style:auto-text-indent="false" style:page-number="auto" fo:background-color="transparent"/>
      <style:text-properties officeooo:rsid="001e6ce9" officeooo:paragraph-rsid="0020edac"/>
    </style:style>
    <style:style style:name="P15" style:family="paragraph" style:parent-style-name="Standard" style:master-page-name="">
      <loext:graphic-properties draw:fill="none"/>
      <style:paragraph-properties fo:margin-left="0.0618in" fo:margin-right="0in" fo:text-align="start" style:justify-single-word="false" fo:text-indent="0in" style:auto-text-indent="false" style:page-number="auto" fo:background-color="transparent"/>
      <style:text-properties officeooo:rsid="0020edac" officeooo:paragraph-rsid="0020edac"/>
    </style:style>
    <style:style style:name="T1" style:family="text">
      <style:text-properties officeooo:rsid="001d705b"/>
    </style:style>
    <style:style style:name="T2" style:family="text">
      <style:text-properties fo:color="#0066b3"/>
    </style:style>
    <style:style style:name="T3" style:family="text">
      <style:text-properties fo:color="#0066b3" officeooo:rsid="001d705b"/>
    </style:style>
    <style:style style:name="T4" style:family="text">
      <style:text-properties fo:color="#0066b3" officeooo:rsid="001f5c26"/>
    </style:style>
    <style:style style:name="T5" style:family="text">
      <style:text-properties officeooo:rsid="001e6ce9"/>
    </style:style>
    <style:style style:name="T6" style:family="text">
      <style:text-properties officeooo:rsid="001f5c26"/>
    </style:style>
    <style:style style:name="T7" style:family="text">
      <style:text-properties style:use-window-font-color="true" officeooo:rsid="001f5c26"/>
    </style:style>
    <style:style style:name="T8" style:family="text">
      <style:text-properties style:text-position="super 58%" officeooo:rsid="001d705b"/>
    </style:style>
    <style:style style:name="T9" style:family="text">
      <style:text-properties fo:font-weight="bold" officeooo:rsid="001f5c26" style:font-weight-asian="bold" style:font-weight-complex="bold"/>
    </style:style>
    <style:style style:name="T10" style:family="text">
      <style:text-properties officeooo:rsid="0020edac"/>
    </style:style>
    <style:style style:name="T11" style:family="text">
      <style:text-properties officeooo:rsid="00213eba"/>
    </style:style>
    <style:style style:name="T12" style:family="text">
      <style:text-properties officeooo:rsid="0023c83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hell front-end</text:p>
      <text:p text:style-name="P2"/>
      <text:p text:style-name="P2">1. API</text:p>
      <text:p text:style-name="P2"/>
      <text:p text:style-name="P2"><text:s/><text:span text:style-name="T12">A</text:span>) <text:span text:style-name="T1">Execute shell commands from</text:span> <text:span text:style-name="T1">preset.</text:span></text:p>
      <text:p text:style-name="P2"><text:s text:c="5"/><text:span text:style-name="T1">i) Use </text:span><text:span text:style-name="T3">IOCTL_SHELL_FRONTEND_LOAD_PRESET </text:span><text:span text:style-name="T7">ioctl number</text:span><text:span text:style-name="T1">.</text:span></text:p>
      <text:p text:style-name="P2"><text:s text:c="5"/><text:span text:style-name="T1">ii) Pointer to </text:span><text:span text:style-name="T3">struct shell_frontend_load_preset_t</text:span><text:span text:style-name="T1"> should passed in first ioctl data parameter (3</text:span><text:span text:style-name="T8">rd</text:span><text:span text:style-name="T1"> argument).</text:span></text:p>
      <text:p text:style-name="P7">struct shell_frontend_load_preset_t {</text:p>
      <text:p text:style-name="P5"><text:tab/>struct dev_desc_t *shell_preset_pdev; // - <text:span text:style-name="T1">pointer to preset manager module</text:span></text:p>
      <text:p text:style-name="P5"><text:tab/>uint8_t num_of_preset; <text:s text:c="23"/>// - <text:span text:style-name="T5">number of preset to load</text:span></text:p>
      <text:p text:style-name="P5">};</text:p>
      <text:p text:style-name="P8">iii) <text:span text:style-name="T10">This call should </text:span><text:span text:style-name="T9">never</text:span><text:span text:style-name="T6"> be called from shell commands.</text:span></text:p>
      <text:p text:style-name="P9"><text:s text:c="6"/><text:span text:style-name="T6">to load preset from shell command use </text:span><text:span text:style-name="T4">shell_frontend_load_preset_from_shell_cmd()</text:span></text:p>
      <text:p text:style-name="P10">iv) <text:span text:style-name="T10">T</text:span>he call is non-blocking – so return from this function does not mean that all preset was already loaded.</text:p>
      <text:p text:style-name="P10"/>
      <text:p text:style-name="P15"><text:span text:style-name="T12">B</text:span>) Execute shell commands from buffer.</text:p>
      <text:p text:style-name="P3"><text:s text:c="5"/><text:span text:style-name="T1">i) Use IOCTL_SHELL_FRONTEND_RUN_BATCH</text:span><text:span text:style-name="T3"> </text:span><text:span text:style-name="T7">ioctl number</text:span><text:span text:style-name="T1">.</text:span></text:p>
      <text:p text:style-name="P3"><text:s text:c="5"/><text:span text:style-name="T1">ii) Pointer to </text:span><text:span text:style-name="T3">struct shell_frontend_load_preset_t</text:span><text:span text:style-name="T1"> should passed in first ioctl data parameter (3</text:span><text:span text:style-name="T8">rd</text:span><text:span text:style-name="T1"> argument).</text:span></text:p>
      <text:p text:style-name="P4">struct shell_frontend_batch_t {</text:p>
      <text:p text:style-name="P6"><text:tab/>uint8_t *batch_buffer; <text:s text:c="5"/>// - <text:span text:style-name="T11">buffer of command</text:span></text:p>
      <text:p text:style-name="P6"><text:tab/>size_t batch_buffer_size; <text:s/>// - <text:span text:style-name="T11">size of buffer</text:span></text:p>
      <text:p text:style-name="P6">};</text:p>
      <text:p text:style-name="P14">iii) <text:span text:style-name="T10">This call should </text:span><text:span text:style-name="T9">never</text:span><text:span text:style-name="T6"> be called from shell commands.</text:span></text:p>
      <text:p text:style-name="P11">iv) <text:span text:style-name="T10">T</text:span>he call is non-blocking – so return from this function does not mean that all preset was already loaded.</text:p>
      <text:p text:style-name="P12">v) Example:</text:p>
      <text:p text:style-name="P12"><text:s/><text:span text:style-name="T2"><text:s text:c="3"/>static uint8_t cmd_buf[] =</text:span></text:p>
      <text:p text:style-name="P13"><text:tab/><text:tab/>"cmd1 \r\n"</text:p>
      <text:p text:style-name="P13"><text:tab/><text:tab/>"cmd2 \r\n";</text:p>
      <text:p text:style-name="P13"><text:tab/><text:tab/>"cmd3 \r\n";</text:p>
      <text:p text:style-name="P13"><text:tab/><text:tab/> <text:s text:c="3"/>...</text:p>
      <text:p text:style-name="P13"><text:s text:c="27"/>...</text:p>
      <text:p text:style-name="P13"><text:s text:c="27"/>...</text:p>
      <text:p text:style-name="P13"><text:s text:c="6"/>struct shell_frontend_batch_t shell_frontend_batch;</text:p>
      <text:p text:style-name="P13"/>
      <text:p text:style-name="P13"><text:s text:c="6"/>shell_frontend_batch.batch_buffer = cmd_buf;</text:p>
      <text:p text:style-name="P13"><text:s text:c="6"/>shell_frontend_batch.batch_buffer_size = sizeof(cmd_buf) - 1;</text:p>
      <text:p text:style-name="P13"><text:s text:c="6"/>ret_val = DEV_IOCTL_1_PARAMS(shell_frontend_dev ,</text:p>
      <text:p text:style-name="P13"><text:tab/><text:tab/><text:tab/>IOCTL_SHELL_FRONTEND_RUN_BATCH, &amp;shell_frontend_batch);</text:p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CLM1" svg:font-family="'David CLM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avid CLM" svg:font-family="'David CLM'" style:font-family-generic="system" style:font-pitch="variable"/>
    <style:font-face style:name="MS Mincho" svg:font-family="'MS Mincho'" style:font-family-generic="system" style:font-pitch="variable"/>
    <style:font-face style:name="Nachlieli CLM" svg:font-family="'Nachlieli CLM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Segoe UI" style:font-size-asian="10.5pt" style:language-asian="zxx" style:country-asian="none" style:font-name-complex="David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CLM1" style:font-family-complex="'David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avid CLM1" style:font-family-complex="'David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CLM1" style:font-family-complex="'David CLM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189in" fo:margin-right="0.5256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07T09:44:19.362000000</meta:creation-date>
    <dc:date>2021-10-07T11:19:43.151000000</dc:date>
    <meta:editing-duration>PT14M26S</meta:editing-duration>
    <meta:editing-cycles>4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34" meta:word-count="193" meta:character-count="1623" meta:non-whitespace-character-count="1305"/>
  </office:meta>
</office:document-meta>
</file>